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">
      <style:paragraph-properties fo:margin-top="0cm" fo:margin-bottom="0cm"/>
    </style:style>
    <style:style style:name="P17" style:family="paragraph" style:parent-style-name="Text_20_body" style:list-style-name="L3">
      <style:paragraph-properties fo:margin-top="0cm" fo:margin-bottom="0cm"/>
    </style:style>
    <style:style style:name="P18" style:family="paragraph" style:parent-style-name="Text_20_body" style:list-style-name="L4">
      <style:paragraph-properties fo:margin-top="0cm" fo:margin-bottom="0cm"/>
    </style:style>
    <style:style style:name="P19" style:family="paragraph" style:parent-style-name="Text_20_body" style:list-style-name="L5">
      <style:paragraph-properties fo:margin-top="0cm" fo:margin-bottom="0cm"/>
    </style:style>
    <style:style style:name="P20" style:family="paragraph" style:parent-style-name="Text_20_body" style:list-style-name="L9">
      <style:paragraph-properties fo:margin-top="0cm" fo:margin-bottom="0cm"/>
    </style:style>
    <style:style style:name="P21" style:family="paragraph" style:parent-style-name="Text_20_body" style:list-style-name="L10">
      <style:paragraph-properties fo:margin-top="0cm" fo:margin-bottom="0cm"/>
    </style:style>
    <style:style style:name="P22" style:family="paragraph" style:parent-style-name="Text_20_body" style:list-style-name="L11">
      <style:paragraph-properties fo:margin-top="0cm" fo:margin-bottom="0cm"/>
    </style:style>
    <style:style style:name="P23" style:family="paragraph" style:parent-style-name="Text_20_body" style:list-style-name="L13">
      <style:paragraph-properties fo:margin-top="0cm" fo:margin-bottom="0cm"/>
    </style:style>
    <style:style style:name="P24" style:family="paragraph" style:parent-style-name="Text_20_body" style:list-style-name="L14">
      <style:paragraph-properties fo:margin-top="0cm" fo:margin-bottom="0cm"/>
    </style:style>
    <style:style style:name="P25" style:family="paragraph" style:parent-style-name="Text_20_body" style:list-style-name="L15">
      <style:paragraph-properties fo:margin-top="0cm" fo:margin-bottom="0cm"/>
    </style:style>
    <style:style style:name="P26" style:family="paragraph" style:parent-style-name="Preformatted_20_Text">
      <style:paragraph-properties style:writing-mode="lr-tb"/>
    </style:style>
    <style:style style:name="P27" style:family="paragraph" style:parent-style-name="Preformatted_20_Text">
      <style:paragraph-properties fo:margin-top="0cm" fo:margin-bottom="0.499cm" style:writing-mode="lr-t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Spring Boot 애플리케이션에서 클라이언트가 JSON 데이터를 서버로 전송하고, 그 데이터를 처리하는 흐름을 순차적으로 설명하겠습니다. 여기서는 <text:span text:style-name="Strong_20_Emphasis">클라이언트에서 JSON 데이터를 서버로 전송</text:span>하는 과정과 <text:span text:style-name="Strong_20_Emphasis">서버에서 이를 처리하는 과정</text:span>을 다룹니다.</text:p>
      <text:h text:style-name="Heading_20_3" text:outline-level="3">1. <text:span text:style-name="Strong_20_Emphasis">클라이언트에서 JSON 데이터 전송</text:span></text:h>
      <text:list xml:id="list2304441870129073096" text:style-name="L1">
        <text:list-item>
          <text:p text:style-name="P16">클라이언트는 <text:span text:style-name="Source_20_Text">POST</text:span> 요청을 통해 서버로 데이터를 전송합니다.</text:p>
        </text:list-item>
        <text:list-item>
          <text:p text:style-name="P1">예를 들어, 클라이언트가 사용자 등록을 위해 아래와 같은 JSON을 <text:span text:style-name="Source_20_Text">/user/register</text:span> 엔드포인트로 전송합니다.</text:p>
        </text:list-item>
      </text:list>
      <text:p text:style-name="Preformatted_20_Text">json</text:p>
      <text:p text:style-name="Preformatted_20_Text">코드 복사</text:p>
      <text:p text:style-name="P26"><text:span text:style-name="Source_20_Text">{</text:span></text:p>
      <text:p text:style-name="P26"><text:span text:style-name="Source_20_Text"><text:s text:c="4"/>"username": "john_doe",</text:span></text:p>
      <text:p text:style-name="P26"><text:span text:style-name="Source_20_Text"><text:s text:c="4"/>"password": "secret_password",</text:span></text:p>
      <text:p text:style-name="P26"><text:span text:style-name="Source_20_Text"><text:s text:c="4"/>"email": "john@example.com"</text:span></text:p>
      <text:p text:style-name="P27"><text:span text:style-name="Source_20_Text">}</text:span></text:p>
      <text:list xml:id="list8967075867358014568" text:style-name="L2">
        <text:list-item>
          <text:p text:style-name="P2">이 JSON 데이터는 HTTP 요청의 본문(body)에 포함되어 서버로 전달됩니다.</text:p>
        </text:list-item>
      </text:list>
      <text:h text:style-name="Heading_20_3" text:outline-level="3">2. <text:span text:style-name="Strong_20_Emphasis">서버에서 JSON 데이터 수신 (Spring Controller)</text:span></text:h>
      <text:p text:style-name="Text_20_body">서버에서는 <text:span text:style-name="Strong_20_Emphasis">Controller</text:span>가 요청을 수신하고 처리합니다. <text:span text:style-name="Source_20_Text">@PostMapping</text:span>을 사용하여 <text:span text:style-name="Source_20_Text">POST</text:span> 요청을 처리할 수 있습니다.</text:p>
      <text:p text:style-name="Preformatted_20_Text">java</text:p>
      <text:p text:style-name="Preformatted_20_Text">코드 복사</text:p>
      <text:p text:style-name="P26"><text:span text:style-name="Source_20_Text">@PostMapping("/user/register")</text:span></text:p>
      <text:p text:style-name="P26"><text:span text:style-name="Source_20_Text">public ResponseEntity&lt;String&gt; registerUser(@RequestBody UserDTO userDTO) {</text:span></text:p>
      <text:p text:style-name="P26"><text:span text:style-name="Source_20_Text"><text:s text:c="4"/>userService.userAdd(userDTO);</text:span></text:p>
      <text:p text:style-name="P26"><text:span text:style-name="Source_20_Text"><text:s text:c="4"/>return ResponseEntity.ok().build();</text:span></text:p>
      <text:p text:style-name="P27"><text:span text:style-name="Source_20_Text">}</text:span></text:p>
      <text:h text:style-name="Heading_20_4" text:outline-level="4">주요 동작:</text:h>
      <text:list xml:id="list803408422184738234" text:style-name="L3">
        <text:list-item>
          <text:p text:style-name="P17"><text:span text:style-name="Strong_20_Emphasis"><text:span text:style-name="Source_20_Text">@RequestBody</text:span></text:span>: 클라이언트가 전송한 JSON 데이터를 Java 객체로 변환하는 데 사용됩니다. 여기서는 <text:span text:style-name="Source_20_Text">UserDTO</text:span> 객체로 변환됩니다.</text:p>
        </text:list-item>
        <text:list-item>
          <text:p text:style-name="P3">클라이언트가 보낸 JSON 데이터를 자동으로 <text:span text:style-name="Source_20_Text">UserDTO</text:span>에 매핑하여 사용할 수 있습니다.</text:p>
        </text:list-item>
      </text:list>
      <text:h text:style-name="Heading_20_3" text:outline-level="3">3. <text:span text:style-name="Strong_20_Emphasis">DTO 객체로 데이터 매핑</text:span></text:h>
      <text:p text:style-name="Text_20_body">Spring은 <text:span text:style-name="Source_20_Text">@RequestBody</text:span>를 통해 JSON 데이터를 받아서 해당 데이터가 담긴 DTO 객체(<text:span text:style-name="Source_20_Text">UserDTO</text:span>)로 변환합니다.</text:p>
      <text:p text:style-name="Preformatted_20_Text">java</text:p>
      <text:p text:style-name="Preformatted_20_Text">코드 복사</text:p>
      <text:p text:style-name="P26"><text:span text:style-name="Source_20_Text">@Data</text:span></text:p>
      <text:p text:style-name="P26"><text:span text:style-name="Source_20_Text">public class UserDTO {</text:span></text:p>
      <text:p text:style-name="P26"><text:span text:style-name="Source_20_Text"><text:s text:c="4"/>private String username;</text:span></text:p>
      <text:p text:style-name="P26"><text:span text:style-name="Source_20_Text"><text:s text:c="4"/>private String password;</text:span></text:p>
      <text:p text:style-name="P26"><text:span text:style-name="Source_20_Text"><text:s text:c="4"/>private String email;</text:span></text:p>
      <text:p text:style-name="P27"><text:span text:style-name="Source_20_Text">}</text:span></text:p>
      <text:list xml:id="list8943462304897668402" text:style-name="L4">
        <text:list-item>
          <text:p text:style-name="P18"><text:soft-page-break/>JSON의 <text:span text:style-name="Source_20_Text">username</text:span>, <text:span text:style-name="Source_20_Text">password</text:span>, <text:span text:style-name="Source_20_Text">email</text:span> 필드가 각각 <text:span text:style-name="Source_20_Text">UserDTO</text:span>의 필드에 매핑됩니다.</text:p>
        </text:list-item>
        <text:list-item>
          <text:p text:style-name="P4">Spring의 <text:span text:style-name="Source_20_Text">ObjectMapper</text:span>가 자동으로 JSON 데이터를 <text:span text:style-name="Source_20_Text">UserDTO</text:span> 객체로 변환합니다.</text:p>
        </text:list-item>
      </text:list>
      <text:h text:style-name="Heading_20_3" text:outline-level="3">4. <text:span text:style-name="Strong_20_Emphasis">Service 계층에서 데이터 처리</text:span></text:h>
      <text:p text:style-name="Text_20_body">Controller는 받은 <text:span text:style-name="Source_20_Text">UserDTO</text:span> 객체를 <text:span text:style-name="Strong_20_Emphasis">Service 계층</text:span>으로 전달합니다.</text:p>
      <text:p text:style-name="Preformatted_20_Text">java</text:p>
      <text:p text:style-name="Preformatted_20_Text">코드 복사</text:p>
      <text:p text:style-name="P26"><text:span text:style-name="Source_20_Text">@Service</text:span></text:p>
      <text:p text:style-name="P26"><text:span text:style-name="Source_20_Text">@RequiredArgsConstructor</text:span></text:p>
      <text:p text:style-name="P26"><text:span text:style-name="Source_20_Text">public class UserService {</text:span></text:p>
      <text:p text:style-name="P26"/>
      <text:p text:style-name="P26"><text:span text:style-name="Source_20_Text"><text:s text:c="4"/>private final UserRepository userRepository;</text:span></text:p>
      <text:p text:style-name="P26"/>
      <text:p text:style-name="P26"><text:span text:style-name="Source_20_Text"><text:s text:c="4"/>public void userAdd(UserDTO userDTO) {</text:span></text:p>
      <text:p text:style-name="P26"><text:span text:style-name="Source_20_Text"><text:s text:c="8"/>UserTable userTable = new UserTable();</text:span></text:p>
      <text:p text:style-name="P26"><text:span text:style-name="Source_20_Text"><text:s text:c="8"/>userTable.setUsername(userDTO.getUsername());</text:span></text:p>
      <text:p text:style-name="P26"><text:span text:style-name="Source_20_Text"><text:s text:c="8"/>userTable.setPassword(userDTO.getPassword());</text:span></text:p>
      <text:p text:style-name="P26"><text:span text:style-name="Source_20_Text"><text:s text:c="8"/>userTable.setEmail(userDTO.getEmail());</text:span></text:p>
      <text:p text:style-name="P26"><text:span text:style-name="Source_20_Text"><text:s text:c="8"/>userRepository.save(userTable); <text:s/>// 데이터베이스에 저장</text:span></text:p>
      <text:p text:style-name="P26"><text:span text:style-name="Source_20_Text"><text:s text:c="4"/>}</text:span></text:p>
      <text:p text:style-name="P27"><text:span text:style-name="Source_20_Text">}</text:span></text:p>
      <text:h text:style-name="Heading_20_4" text:outline-level="4">주요 동작:</text:h>
      <text:list xml:id="list6642252490010038017" text:style-name="L5">
        <text:list-item>
          <text:p text:style-name="P19">Service 계층에서는 <text:span text:style-name="Source_20_Text">UserDTO</text:span>의 데이터를 실제 <text:span text:style-name="Strong_20_Emphasis">엔티티(Entity)</text:span> 객체인 <text:span text:style-name="Source_20_Text">UserTable</text:span>로 변환합니다.</text:p>
        </text:list-item>
        <text:list-item>
          <text:p text:style-name="P5">변환된 <text:span text:style-name="Source_20_Text">UserTable</text:span> 객체는 데이터베이스에 저장되며, 이를 위해 <text:span text:style-name="Strong_20_Emphasis">Repository</text:span> 계층을 사용합니다.</text:p>
        </text:list-item>
      </text:list>
      <text:h text:style-name="Heading_20_3" text:outline-level="3">5. <text:span text:style-name="Strong_20_Emphasis">데이터베이스에 저장 (Repository 계층)</text:span></text:h>
      <text:p text:style-name="Text_20_body">Service 계층은 데이터를 <text:span text:style-name="Source_20_Text">UserTable</text:span> 객체로 변환한 후, <text:span text:style-name="Strong_20_Emphasis">Repository</text:span>를 통해 데이터베이스에 저장합니다.</text:p>
      <text:p text:style-name="Preformatted_20_Text">java</text:p>
      <text:p text:style-name="Preformatted_20_Text">코드 복사</text:p>
      <text:p text:style-name="P26"><text:span text:style-name="Source_20_Text">public interface UserRepository extends JpaRepository&lt;UserTable, Long&gt; {</text:span></text:p>
      <text:p text:style-name="P27"><text:span text:style-name="Source_20_Text">}</text:span></text:p>
      <text:list xml:id="list7022195875119420557" text:style-name="L6">
        <text:list-item>
          <text:p text:style-name="P6"><text:span text:style-name="Source_20_Text">userRepository.save(userTable)</text:span>는 Spring Data JPA를 통해 엔티티 객체를 데이터베이스에 저장합니다.</text:p>
        </text:list-item>
      </text:list>
      <text:h text:style-name="Heading_20_3" text:outline-level="3">6. <text:span text:style-name="Strong_20_Emphasis">서버의 응답 반환</text:span></text:h>
      <text:list xml:id="list2735989320516171162" text:style-name="L7">
        <text:list-item>
          <text:p text:style-name="P7">데이터가 성공적으로 처리되면, 서버는 클라이언트에게 상태 코드 <text:span text:style-name="Source_20_Text">200 OK</text:span>를 응답으로 반환합니다.</text:p>
        </text:list-item>
      </text:list>
      <text:p text:style-name="Preformatted_20_Text">java</text:p>
      <text:p text:style-name="Preformatted_20_Text">코드 복사</text:p>
      <text:p text:style-name="P27"><text:soft-page-break/><text:span text:style-name="Source_20_Text">return ResponseEntity.ok().build();</text:span></text:p>
      <text:list xml:id="list7455200739179423763" text:style-name="L8">
        <text:list-item>
          <text:p text:style-name="P8">이 응답은 클라이언트에게 <text:span text:style-name="Strong_20_Emphasis">요청이 성공적으로 처리되었음</text:span>을 알리는 역할을 합니다.</text:p>
        </text:list-item>
      </text:list>
      <text:h text:style-name="Heading_20_3" text:outline-level="3">전체 흐름 요약:</text:h>
      <text:list xml:id="list7685261388711293513" text:style-name="L9">
        <text:list-item>
          <text:p text:style-name="P20"><text:span text:style-name="Strong_20_Emphasis">클라이언트</text:span>가 JSON 데이터를 <text:span text:style-name="Source_20_Text">POST</text:span> 요청의 본문에 담아 전송합니다.</text:p>
        </text:list-item>
        <text:list-item>
          <text:p text:style-name="P20"><text:span text:style-name="Strong_20_Emphasis">Controller</text:span>가 <text:span text:style-name="Source_20_Text">@RequestBody</text:span>를 통해 JSON 데이터를 Java 객체(DTO)로 변환합니다.</text:p>
        </text:list-item>
        <text:list-item>
          <text:p text:style-name="P20"><text:span text:style-name="Strong_20_Emphasis">Service 계층</text:span>이 DTO 데이터를 처리하여 엔티티 객체로 변환하고, 데이터베이스에 저장합니다.</text:p>
        </text:list-item>
        <text:list-item>
          <text:p text:style-name="P20"><text:span text:style-name="Strong_20_Emphasis">Repository 계층</text:span>이 JPA를 통해 데이터베이스에 데이터를 저장합니다.</text:p>
        </text:list-item>
        <text:list-item>
          <text:p text:style-name="P9">서버는 상태 코드 <text:span text:style-name="Source_20_Text">200 OK</text:span>를 클라이언트에게 응답으로 반환합니다.</text:p>
        </text:list-item>
      </text:list>
      <text:p text:style-name="Text_20_body">이러한 흐름으로 클라이언트에서 보낸 JSON 데이터가 서버로 전달되고 처리됩니다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><text:soft-page-break/>클라이언트에서 서버로 JSON 데이터를 전송하는 전체 흐름을 이해하기 위해, 앞서 제공된 예제를 기준으로 단계별로 설명드리겠습니다. 이 과정은 사용자가 웹 페이지에서 폼을 작성하고, 그 데이터를 JSON 형식으로 서버에 전송한 후, 서버가 이를 처리하여 응답을 반환하는 일련의 과정을 포함합니다.</text:p>
      <text:h text:style-name="Heading_20_3" text:outline-level="3">1. 클라이언트 측: 사용자 입력 및 JSON 요청 생성</text:h>
      <text:p text:style-name="Text_20_body"><text:span text:style-name="Strong_20_Emphasis">사용자 인터페이스 (HTML)</text:span></text:p>
      <text:p text:style-name="Preformatted_20_Text">html</text:p>
      <text:p text:style-name="Preformatted_20_Text">코드 복사</text:p>
      <text:p text:style-name="P26"><text:span text:style-name="Source_20_Text">&lt;!DOCTYPE html&gt;</text:span></text:p>
      <text:p text:style-name="P26"><text:span text:style-name="Source_20_Text">&lt;html lang="en"&gt;</text:span></text:p>
      <text:p text:style-name="P26"><text:span text:style-name="Source_20_Text">&lt;head&gt;</text:span></text:p>
      <text:p text:style-name="P26"><text:span text:style-name="Source_20_Text"><text:s text:c="4"/>&lt;meta charset="UTF-8"&gt;</text:span></text:p>
      <text:p text:style-name="P26"><text:span text:style-name="Source_20_Text"><text:s text:c="4"/>&lt;meta name="viewport" content="width=device-width, initial-scale=1.0"&gt;</text:span></text:p>
      <text:p text:style-name="P26"><text:span text:style-name="Source_20_Text"><text:s text:c="4"/>&lt;title&gt;User Register&lt;/title&gt;</text:span></text:p>
      <text:p text:style-name="P26"><text:span text:style-name="Source_20_Text">&lt;/head&gt;</text:span></text:p>
      <text:p text:style-name="P26"><text:span text:style-name="Source_20_Text">&lt;body&gt;</text:span></text:p>
      <text:p text:style-name="P26"><text:span text:style-name="Source_20_Text"><text:s text:c="4"/>&lt;h1&gt;User Register&lt;/h1&gt;</text:span></text:p>
      <text:p text:style-name="P26"><text:span text:style-name="Source_20_Text"><text:s text:c="4"/>&lt;form id="registerForm"&gt;</text:span></text:p>
      <text:p text:style-name="P26"><text:span text:style-name="Source_20_Text"><text:s text:c="8"/>&lt;label&gt;Username: &lt;/label&gt;</text:span></text:p>
      <text:p text:style-name="P26"><text:span text:style-name="Source_20_Text"><text:s text:c="8"/>&lt;input type="text" id="username" required&gt;&lt;br&gt;</text:span></text:p>
      <text:p text:style-name="P26"><text:span text:style-name="Source_20_Text"><text:s text:c="8"/>&lt;label&gt;Password: &lt;/label&gt;</text:span></text:p>
      <text:p text:style-name="P26"><text:span text:style-name="Source_20_Text"><text:s text:c="8"/>&lt;input type="password" id="password" required&gt;&lt;br&gt;</text:span></text:p>
      <text:p text:style-name="P26"><text:span text:style-name="Source_20_Text"><text:s text:c="8"/>&lt;label&gt;Email: &lt;/label&gt;</text:span></text:p>
      <text:p text:style-name="P26"><text:span text:style-name="Source_20_Text"><text:s text:c="8"/>&lt;input type="email" id="email" required&gt;&lt;br&gt;</text:span></text:p>
      <text:p text:style-name="P26"><text:span text:style-name="Source_20_Text"><text:s text:c="8"/>&lt;button type="submit"&gt;Register&lt;/button&gt;</text:span></text:p>
      <text:p text:style-name="P26"><text:span text:style-name="Source_20_Text"><text:s text:c="4"/>&lt;/form&gt;</text:span></text:p>
      <text:p text:style-name="P26"/>
      <text:p text:style-name="P26"><text:span text:style-name="Source_20_Text"><text:s text:c="4"/>&lt;script&gt;</text:span></text:p>
      <text:p text:style-name="P26"><text:span text:style-name="Source_20_Text"><text:s text:c="8"/>document.getElementById('registerForm').addEventListener('submit', async function (event) {</text:span></text:p>
      <text:p text:style-name="P26"><text:span text:style-name="Source_20_Text"><text:s text:c="12"/>event.preventDefault(); // 기본 폼 제출 동작 방지</text:span></text:p>
      <text:p text:style-name="P26"/>
      <text:p text:style-name="P26"><text:span text:style-name="Source_20_Text"><text:s text:c="12"/>// 입력된 데이터 수집</text:span></text:p>
      <text:p text:style-name="P26"><text:span text:style-name="Source_20_Text"><text:s text:c="12"/>const user = {</text:span></text:p>
      <text:p text:style-name="P26"><text:span text:style-name="Source_20_Text"><text:s text:c="16"/>username: document.getElementById('username').value,</text:span></text:p>
      <text:p text:style-name="P26"><text:span text:style-name="Source_20_Text"><text:s text:c="16"/>password: document.getElementById('password').value,</text:span></text:p>
      <text:p text:style-name="P26"><text:span text:style-name="Source_20_Text"><text:s text:c="16"/>email: document.getElementById('email').value</text:span></text:p>
      <text:p text:style-name="P26"><text:span text:style-name="Source_20_Text"><text:s text:c="12"/>};</text:span></text:p>
      <text:p text:style-name="P26"/>
      <text:p text:style-name="P26"><text:span text:style-name="Source_20_Text"><text:s text:c="12"/>try {</text:span></text:p>
      <text:p text:style-name="P26"><text:span text:style-name="Source_20_Text"><text:s text:c="16"/>// 서버로 JSON 데이터 전송</text:span></text:p>
      <text:p text:style-name="P26"><text:span text:style-name="Source_20_Text"><text:s text:c="16"/>const response = await fetch('/user/register', {</text:span></text:p>
      <text:p text:style-name="P26"><text:span text:style-name="Source_20_Text"><text:s text:c="20"/>method: 'POST',</text:span></text:p>
      <text:p text:style-name="P26"><text:span text:style-name="Source_20_Text"><text:s text:c="20"/>headers: {</text:span></text:p>
      <text:p text:style-name="P26"><text:span text:style-name="Source_20_Text"><text:s text:c="24"/>'Content-Type': 'application/json'</text:span></text:p>
      <text:p text:style-name="P26"><text:span text:style-name="Source_20_Text"><text:s text:c="20"/>},</text:span></text:p>
      <text:p text:style-name="P26"><text:span text:style-name="Source_20_Text"><text:s text:c="20"/>body: JSON.stringify(user)</text:span></text:p>
      <text:p text:style-name="P26"><text:span text:style-name="Source_20_Text"><text:s text:c="16"/>});</text:span></text:p>
      <text:p text:style-name="P26"/>
      <text:p text:style-name="P26"><text:span text:style-name="Source_20_Text"><text:s text:c="16"/>if (response.ok) {</text:span></text:p>
      <text:p text:style-name="P26"><text:span text:style-name="Source_20_Text"><text:s text:c="20"/>alert("사용자가 성공적으로 등록되었습니다.");</text:span></text:p>
      <text:p text:style-name="P26"><text:soft-page-break/><text:span text:style-name="Source_20_Text"><text:s text:c="20"/>window.location.href = "/usermain.html"; // 성공 시 페이지 이동</text:span></text:p>
      <text:p text:style-name="P26"><text:span text:style-name="Source_20_Text"><text:s text:c="16"/>} else {</text:span></text:p>
      <text:p text:style-name="P26"><text:span text:style-name="Source_20_Text"><text:s text:c="20"/>const errorMessage = await response.text();</text:span></text:p>
      <text:p text:style-name="P26"><text:span text:style-name="Source_20_Text"><text:s text:c="20"/>alert("사용자 등록에 실패했습니다: " + errorMessage);</text:span></text:p>
      <text:p text:style-name="P26"><text:span text:style-name="Source_20_Text"><text:s text:c="16"/>}</text:span></text:p>
      <text:p text:style-name="P26"><text:span text:style-name="Source_20_Text"><text:s text:c="12"/>} catch (error) {</text:span></text:p>
      <text:p text:style-name="P26"><text:span text:style-name="Source_20_Text"><text:s text:c="16"/>console.error('Error:', error);</text:span></text:p>
      <text:p text:style-name="P26"><text:span text:style-name="Source_20_Text"><text:s text:c="16"/>alert("서버와의 통신 중 오류가 발생했습니다.");</text:span></text:p>
      <text:p text:style-name="P26"><text:span text:style-name="Source_20_Text"><text:s text:c="12"/>}</text:span></text:p>
      <text:p text:style-name="P26"><text:span text:style-name="Source_20_Text"><text:s text:c="8"/>});</text:span></text:p>
      <text:p text:style-name="P26"><text:span text:style-name="Source_20_Text"><text:s text:c="4"/>&lt;/script&gt;</text:span></text:p>
      <text:p text:style-name="P26"><text:span text:style-name="Source_20_Text">&lt;/body&gt;</text:span></text:p>
      <text:p text:style-name="P27"><text:span text:style-name="Source_20_Text">&lt;/html&gt;</text:span></text:p>
      <text:p text:style-name="Text_20_body"><text:span text:style-name="Strong_20_Emphasis">설명:</text:span></text:p>
      <text:list xml:id="list7074404992000458221" text:style-name="L10">
        <text:list-item>
          <text:p text:style-name="P21"><text:span text:style-name="Strong_20_Emphasis">폼 작성:</text:span> 사용자가 <text:span text:style-name="Source_20_Text">username</text:span>, <text:span text:style-name="Source_20_Text">password</text:span>, <text:span text:style-name="Source_20_Text">email</text:span>을 입력할 수 있는 폼이 제공됩니다.</text:p>
        </text:list-item>
        <text:list-item>
          <text:p text:style-name="P21"><text:span text:style-name="Strong_20_Emphasis">JavaScript 이벤트 리스너:</text:span> 폼 제출 시 기본 동작을 방지하고, 입력된 데이터를 수집하여 JSON 형식으로 변환합니다.</text:p>
        </text:list-item>
        <text:list-item>
          <text:p text:style-name="P21"><text:span text:style-name="Strong_20_Emphasis"><text:span text:style-name="Source_20_Text">fetch</text:span></text:span><text:span text:style-name="Strong_20_Emphasis"> API 사용:</text:span> 수집된 JSON 데이터를 서버의 <text:span text:style-name="Source_20_Text">/user/register</text:span> 엔드포인트로 <text:span text:style-name="Source_20_Text">POST</text:span> 요청을 통해 전송합니다.</text:p>
        </text:list-item>
        <text:list-item>
          <text:p text:style-name="P10"><text:span text:style-name="Strong_20_Emphasis">응답 처리:</text:span> 서버로부터의 응답 상태에 따라 성공 메시지를 표시하고 페이지를 이동하거나, 오류 메시지를 표시합니다.</text:p>
        </text:list-item>
      </text:list>
      <text:h text:style-name="Heading_20_3" text:outline-level="3">2. 서버 측: JSON 요청 수신 및 처리</text:h>
      <text:p text:style-name="Text_20_body"><text:span text:style-name="Strong_20_Emphasis">컨트롤러 (</text:span><text:span text:style-name="Strong_20_Emphasis"><text:span text:style-name="Source_20_Text">UserController</text:span></text:span><text:span text:style-name="Strong_20_Emphasis">)</text:span></text:p>
      <text:p text:style-name="Preformatted_20_Text">java</text:p>
      <text:p text:style-name="Preformatted_20_Text">코드 복사</text:p>
      <text:p text:style-name="P26"><text:span text:style-name="Source_20_Text">package practice.semo.user;</text:span></text:p>
      <text:p text:style-name="P26"/>
      <text:p text:style-name="P26"><text:span text:style-name="Source_20_Text">import lombok.RequiredArgsConstructor;</text:span></text:p>
      <text:p text:style-name="P26"><text:span text:style-name="Source_20_Text">import org.springframework.http.ResponseEntity;</text:span></text:p>
      <text:p text:style-name="P26"><text:span text:style-name="Source_20_Text">import org.springframework.web.bind.annotation.*;</text:span></text:p>
      <text:p text:style-name="P26"/>
      <text:p text:style-name="P26"><text:span text:style-name="Source_20_Text">@RestController</text:span></text:p>
      <text:p text:style-name="P26"><text:span text:style-name="Source_20_Text">@RequiredArgsConstructor</text:span></text:p>
      <text:p text:style-name="P26"><text:span text:style-name="Source_20_Text">public class UserController {</text:span></text:p>
      <text:p text:style-name="P26"/>
      <text:p text:style-name="P26"><text:span text:style-name="Source_20_Text"><text:s text:c="4"/>private final UserService userService;</text:span></text:p>
      <text:p text:style-name="P26"/>
      <text:p text:style-name="P26"><text:span text:style-name="Source_20_Text"><text:s text:c="4"/>@PostMapping("/user/register")</text:span></text:p>
      <text:p text:style-name="P26"><text:span text:style-name="Source_20_Text"><text:s text:c="4"/>public ResponseEntity&lt;String&gt; registerUser(@RequestBody UserDTO userDTO) {</text:span></text:p>
      <text:p text:style-name="P26"><text:span text:style-name="Source_20_Text"><text:s text:c="8"/>userService.userAdd(userDTO);</text:span></text:p>
      <text:p text:style-name="P26"><text:span text:style-name="Source_20_Text"><text:s text:c="8"/>return ResponseEntity.ok("사용자가 성공적으로 등록되었습니다.");</text:span></text:p>
      <text:p text:style-name="P26"><text:span text:style-name="Source_20_Text"><text:s text:c="4"/>}</text:span></text:p>
      <text:p text:style-name="P26"/>
      <text:p text:style-name="P26"><text:span text:style-name="Source_20_Text"><text:s text:c="4"/>@GetMapping("/user")</text:span></text:p>
      <text:p text:style-name="P26"><text:span text:style-name="Source_20_Text"><text:s text:c="4"/>public ResponseEntity&lt;String&gt; userMain() {</text:span></text:p>
      <text:p text:style-name="P26"><text:span text:style-name="Source_20_Text"><text:s text:c="8"/>return ResponseEntity.ok("Welcome to the User Main Page");</text:span></text:p>
      <text:p text:style-name="P26"><text:span text:style-name="Source_20_Text"><text:s text:c="4"/>}</text:span></text:p>
      <text:p text:style-name="P27"><text:span text:style-name="Source_20_Text">}</text:span></text:p>
      <text:p text:style-name="Text_20_body"><text:soft-page-break/><text:span text:style-name="Strong_20_Emphasis">설명:</text:span></text:p>
      <text:list xml:id="list5136107016909671712" text:style-name="L11">
        <text:list-item>
          <text:p text:style-name="P22"><text:span text:style-name="Strong_20_Emphasis"><text:span text:style-name="Source_20_Text">@RestController</text:span></text:span><text:span text:style-name="Strong_20_Emphasis">:</text:span> 이 어노테이션은 해당 클래스가 RESTful 웹 서비스의 컨트롤러임을 나타내며, 메서드의 반환 값이 자동으로 JSON 또는 기타 포맷으로 변환됩니다.</text:p>
        </text:list-item>
        <text:list-item>
          <text:p text:style-name="P22"><text:span text:style-name="Strong_20_Emphasis"><text:span text:style-name="Source_20_Text">@PostMapping("/user/register")</text:span></text:span><text:span text:style-name="Strong_20_Emphasis">:</text:span> 클라이언트로부터의 <text:span text:style-name="Source_20_Text">POST</text:span> 요청을 <text:span text:style-name="Source_20_Text">/user/register</text:span> 엔드포인트에서 처리합니다.</text:p>
        </text:list-item>
        <text:list-item>
          <text:p text:style-name="P22"><text:span text:style-name="Strong_20_Emphasis"><text:span text:style-name="Source_20_Text">@RequestBody UserDTO userDTO</text:span></text:span><text:span text:style-name="Strong_20_Emphasis">:</text:span> 클라이언트로부터 전송된 JSON 데이터를 <text:span text:style-name="Source_20_Text">UserDTO</text:span> 객체로 매핑합니다.</text:p>
        </text:list-item>
        <text:list-item>
          <text:p text:style-name="P22"><text:span text:style-name="Strong_20_Emphasis">서비스 호출:</text:span> <text:span text:style-name="Source_20_Text">userService.userAdd(userDTO)</text:span>를 통해 비즈니스 로직을 처리합니다.</text:p>
        </text:list-item>
        <text:list-item>
          <text:p text:style-name="P11"><text:span text:style-name="Strong_20_Emphasis">응답 반환:</text:span> <text:span text:style-name="Source_20_Text">ResponseEntity.ok("사용자가 성공적으로 등록되었습니다.")</text:span>를 통해 클라이언트에게 성공 메시지와 함께 <text:span text:style-name="Source_20_Text">200 OK</text:span> 상태 코드를 반환합니다.</text:p>
        </text:list-item>
      </text:list>
      <text:p text:style-name="Text_20_body"><text:span text:style-name="Strong_20_Emphasis">서비스 (</text:span><text:span text:style-name="Strong_20_Emphasis"><text:span text:style-name="Source_20_Text">UserService</text:span></text:span><text:span text:style-name="Strong_20_Emphasis">)</text:span></text:p>
      <text:p text:style-name="Preformatted_20_Text">java</text:p>
      <text:p text:style-name="Preformatted_20_Text">코드 복사</text:p>
      <text:p text:style-name="P26"><text:span text:style-name="Source_20_Text">package practice.semo.user;</text:span></text:p>
      <text:p text:style-name="P26"/>
      <text:p text:style-name="P26"><text:span text:style-name="Source_20_Text">import lombok.RequiredArgsConstructor;</text:span></text:p>
      <text:p text:style-name="P26"><text:span text:style-name="Source_20_Text">import org.springframework.stereotype.Service;</text:span></text:p>
      <text:p text:style-name="P26"/>
      <text:p text:style-name="P26"><text:span text:style-name="Source_20_Text">@Service</text:span></text:p>
      <text:p text:style-name="P26"><text:span text:style-name="Source_20_Text">@RequiredArgsConstructor</text:span></text:p>
      <text:p text:style-name="P26"><text:span text:style-name="Source_20_Text">public class UserService {</text:span></text:p>
      <text:p text:style-name="P26"/>
      <text:p text:style-name="P26"><text:span text:style-name="Source_20_Text"><text:s text:c="4"/>private final UserRepository userRepository;</text:span></text:p>
      <text:p text:style-name="P26"/>
      <text:p text:style-name="P26"><text:span text:style-name="Source_20_Text"><text:s text:c="4"/>public void userAdd(UserDTO userDTO) {</text:span></text:p>
      <text:p text:style-name="P26"><text:span text:style-name="Source_20_Text"><text:s text:c="8"/>UserTable table = new UserTable();</text:span></text:p>
      <text:p text:style-name="P26"><text:span text:style-name="Source_20_Text"><text:s text:c="8"/>table.setUsername(userDTO.getUsername());</text:span></text:p>
      <text:p text:style-name="P26"><text:span text:style-name="Source_20_Text"><text:s text:c="8"/>table.setPassword(userDTO.getPassword());</text:span></text:p>
      <text:p text:style-name="P26"><text:span text:style-name="Source_20_Text"><text:s text:c="8"/>table.setEmail(userDTO.getEmail());</text:span></text:p>
      <text:p text:style-name="P26"><text:span text:style-name="Source_20_Text"><text:s text:c="8"/>userRepository.save(table);</text:span></text:p>
      <text:p text:style-name="P26"><text:span text:style-name="Source_20_Text"><text:s text:c="4"/>}</text:span></text:p>
      <text:p text:style-name="P27"><text:span text:style-name="Source_20_Text">}</text:span></text:p>
      <text:p text:style-name="Text_20_body"><text:span text:style-name="Strong_20_Emphasis">설명:</text:span></text:p>
      <text:list xml:id="list3833263640813620956" text:style-name="L12">
        <text:list-item>
          <text:p text:style-name="P12"><text:span text:style-name="Strong_20_Emphasis">비즈니스 로직 처리:</text:span> <text:span text:style-name="Source_20_Text">userAdd</text:span> 메서드는 <text:span text:style-name="Source_20_Text">UserDTO</text:span>에서 받은 데이터를 <text:span text:style-name="Source_20_Text">UserTable</text:span> 엔티티로 변환하고, 이를 데이터베이스에 저장합니다.</text:p>
        </text:list-item>
      </text:list>
      <text:p text:style-name="Text_20_body"><text:span text:style-name="Strong_20_Emphasis">데이터 전송 흐름 요약:</text:span></text:p>
      <text:list xml:id="list7656007415943136677" text:style-name="L13">
        <text:list-item>
          <text:p text:style-name="P13"><text:span text:style-name="Strong_20_Emphasis">사용자 입력:</text:span></text:p>
          <text:list>
            <text:list-item>
              <text:p text:style-name="P23">사용자가 클라이언트(브라우저)에서 회원가입 폼에 <text:span text:style-name="Source_20_Text">username</text:span>, <text:span text:style-name="Source_20_Text">password</text:span>, <text:span text:style-name="Source_20_Text">email</text:span>을 입력합니다.</text:p>
            </text:list-item>
          </text:list>
        </text:list-item>
        <text:list-item>
          <text:p text:style-name="P13"><text:span text:style-name="Strong_20_Emphasis">폼 제출 및 JSON 요청 생성:</text:span></text:p>
          <text:list>
            <text:list-item>
              <text:p text:style-name="P23">사용자가 "Register" 버튼을 클릭하면, JavaScript 이벤트 리스너가 폼 제출을 가로채고, 입력된 데이터를 JSON 형식으로 변환합니다.</text:p>
            </text:list-item>
            <text:list-item>
              <text:p text:style-name="P23">변환된 JSON 데이터는 <text:span text:style-name="Source_20_Text">fetch</text:span> API를 통해 서버의 <text:span text:style-name="Source_20_Text">/user/register</text:span> 엔드포인트로 <text:span text:style-name="Source_20_Text">POST</text:span> 요청으로 전송됩니다.</text:p>
            </text:list-item>
          </text:list>
        </text:list-item>
        <text:list-item>
          <text:p text:style-name="P13"><text:soft-page-break/><text:span text:style-name="Strong_20_Emphasis">서버 수신 및 처리:</text:span></text:p>
          <text:list>
            <text:list-item>
              <text:p text:style-name="P23">서버의 <text:span text:style-name="Source_20_Text">UserController</text:span>는 <text:span text:style-name="Source_20_Text">/user/register</text:span> 엔드포인트에서 <text:span text:style-name="Source_20_Text">POST</text:span> 요청을 수신합니다.</text:p>
            </text:list-item>
            <text:list-item>
              <text:p text:style-name="P23"><text:span text:style-name="Source_20_Text">@RequestBody</text:span> 어노테이션을 통해 전송된 JSON 데이터가 <text:span text:style-name="Source_20_Text">UserDTO</text:span> 객체로 매핑됩니다.</text:p>
            </text:list-item>
            <text:list-item>
              <text:p text:style-name="P23"><text:span text:style-name="Source_20_Text">UserService</text:span>의 <text:span text:style-name="Source_20_Text">userAdd</text:span> 메서드가 호출되어 <text:span text:style-name="Source_20_Text">UserDTO</text:span> 데이터를 <text:span text:style-name="Source_20_Text">UserTable</text:span> 엔티티로 변환하고 데이터베이스에 저장합니다.</text:p>
            </text:list-item>
          </text:list>
        </text:list-item>
        <text:list-item>
          <text:p text:style-name="P13"><text:span text:style-name="Strong_20_Emphasis">응답 반환:</text:span></text:p>
          <text:list>
            <text:list-item>
              <text:p text:style-name="P23">데이터베이스 저장이 성공하면, 서버는 <text:span text:style-name="Source_20_Text">ResponseEntity.ok("사용자가 성공적으로 등록되었습니다.")</text:span>를 통해 클라이언트에 성공 메시지와 함께 <text:span text:style-name="Source_20_Text">200 OK</text:span> 상태 코드를 반환합니다.</text:p>
            </text:list-item>
            <text:list-item>
              <text:p text:style-name="P13">클라이언트는 이 응답을 받아 사용자에게 성공 알림을 표시하고, 메인 페이지로 이동합니다.</text:p>
            </text:list-item>
          </text:list>
        </text:list-item>
      </text:list>
      <text:h text:style-name="Heading_20_3" text:outline-level="3">3. 트랜잭션 관리 및 오류 처리</text:h>
      <text:p text:style-name="Text_20_body">앞서 발생한 오류 메시지 <text:span text:style-name="Source_20_Text">"No EntityManager with actual transaction available for current thread - cannot reliably process 'remove' call"</text:span>는 트랜잭션 관리가 제대로 이루어지지 않았음을 나타냅니다. 이를 해결하기 위해 서비스 계층에 <text:span text:style-name="Source_20_Text">@Transactional</text:span> 어노테이션을 추가하는 것이 중요합니다.</text:p>
      <text:p text:style-name="Text_20_body"><text:span text:style-name="Strong_20_Emphasis">서비스 클래스 수정 (</text:span><text:span text:style-name="Strong_20_Emphasis"><text:span text:style-name="Source_20_Text">PostService</text:span></text:span><text:span text:style-name="Strong_20_Emphasis"> 예시)</text:span></text:p>
      <text:p text:style-name="Preformatted_20_Text">java</text:p>
      <text:p text:style-name="Preformatted_20_Text">코드 복사</text:p>
      <text:p text:style-name="P26"><text:span text:style-name="Source_20_Text">package practice.semo.post;</text:span></text:p>
      <text:p text:style-name="P26"/>
      <text:p text:style-name="P26"><text:span text:style-name="Source_20_Text">import lombok.RequiredArgsConstructor;</text:span></text:p>
      <text:p text:style-name="P26"><text:span text:style-name="Source_20_Text">import org.springframework.stereotype.Service;</text:span></text:p>
      <text:p text:style-name="P26"><text:span text:style-name="Source_20_Text">import org.springframework.transaction.annotation.Transactional;</text:span></text:p>
      <text:p text:style-name="P26"/>
      <text:p text:style-name="P26"><text:span text:style-name="Source_20_Text">@Service</text:span></text:p>
      <text:p text:style-name="P26"><text:span text:style-name="Source_20_Text">@RequiredArgsConstructor</text:span></text:p>
      <text:p text:style-name="P26"><text:span text:style-name="Source_20_Text">public class PostService {</text:span></text:p>
      <text:p text:style-name="P26"/>
      <text:p text:style-name="P26"><text:span text:style-name="Source_20_Text"><text:s text:c="4"/>private final PostRepository postRepository;</text:span></text:p>
      <text:p text:style-name="P26"><text:span text:style-name="Source_20_Text"><text:s text:c="4"/>private final CommentRepository commentRepository;</text:span></text:p>
      <text:p text:style-name="P26"/>
      <text:p text:style-name="P26"><text:span text:style-name="Source_20_Text"><text:s text:c="4"/>@Transactional</text:span></text:p>
      <text:p text:style-name="P26"><text:span text:style-name="Source_20_Text"><text:s text:c="4"/>public void deletePost(Long postId) {</text:span></text:p>
      <text:p text:style-name="P26"><text:span text:style-name="Source_20_Text"><text:s text:c="8"/>commentRepository.deleteByPostId(postId); // 관련 댓글 삭제</text:span></text:p>
      <text:p text:style-name="P26"><text:span text:style-name="Source_20_Text"><text:s text:c="8"/>postRepository.deleteById(postId); // 게시글 삭제</text:span></text:p>
      <text:p text:style-name="P26"><text:span text:style-name="Source_20_Text"><text:s text:c="4"/>}</text:span></text:p>
      <text:p text:style-name="P27"><text:span text:style-name="Source_20_Text">}</text:span></text:p>
      <text:p text:style-name="Text_20_body"><text:span text:style-name="Strong_20_Emphasis">설명:</text:span></text:p>
      <text:list xml:id="list5574998131158888814" text:style-name="L14">
        <text:list-item>
          <text:p text:style-name="P24"><text:span text:style-name="Strong_20_Emphasis"><text:span text:style-name="Source_20_Text">@Transactional</text:span></text:span><text:span text:style-name="Strong_20_Emphasis">:</text:span> 이 어노테이션을 통해 메서드 내의 모든 데이터베이스 작업이 하나의 트랜잭션으로 묶입니다. 즉, 모든 작업이 성공적으로 완료되거나, 하나라도 실패하면 전체 작업이 롤백됩니다.</text:p>
        </text:list-item>
        <text:list-item>
          <text:p text:style-name="P14"><text:span text:style-name="Strong_20_Emphasis">트랜잭션 관리:</text:span> 데이터의 일관성을 유지하기 위해 삭제 작업과 같은 데이터 변경 작업은 반드시 트랜잭션 내에서 수행되어야 합니다.</text:p>
        </text:list-item>
      </text:list>
      <text:h text:style-name="Heading_20_3" text:outline-level="3"><text:soft-page-break/>4. 최종 데이터 흐름 요약</text:h>
      <text:list xml:id="list2448464363113723371" text:style-name="L15">
        <text:list-item>
          <text:p text:style-name="P15"><text:span text:style-name="Strong_20_Emphasis">클라이언트 측:</text:span></text:p>
          <text:list>
            <text:list-item>
              <text:p text:style-name="P25">사용자가 웹 페이지에서 폼을 작성하고 제출 버튼을 클릭합니다.</text:p>
            </text:list-item>
            <text:list-item>
              <text:p text:style-name="P25">JavaScript가 폼 데이터를 JSON으로 변환하고, <text:span text:style-name="Source_20_Text">fetch</text:span> API를 통해 서버로 <text:span text:style-name="Source_20_Text">POST</text:span> 요청을 보냅니다.</text:p>
            </text:list-item>
          </text:list>
        </text:list-item>
        <text:list-item>
          <text:p text:style-name="P15"><text:span text:style-name="Strong_20_Emphasis">서버 측:</text:span></text:p>
          <text:list>
            <text:list-item>
              <text:p text:style-name="P25">서버는 <text:span text:style-name="Source_20_Text">@RestController</text:span>와 <text:span text:style-name="Source_20_Text">@PostMapping</text:span>을 통해 해당 요청을 수신합니다.</text:p>
            </text:list-item>
            <text:list-item>
              <text:p text:style-name="P25"><text:span text:style-name="Source_20_Text">@RequestBody</text:span>를 사용하여 JSON 데이터를 <text:span text:style-name="Source_20_Text">UserDTO</text:span>로 매핑합니다.</text:p>
            </text:list-item>
            <text:list-item>
              <text:p text:style-name="P25">서비스 계층(<text:span text:style-name="Source_20_Text">UserService</text:span>)이 호출되어 데이터베이스에 사용자 정보를 저장합니다.</text:p>
            </text:list-item>
            <text:list-item>
              <text:p text:style-name="P25">트랜잭션이 활성화되어 있어 데이터 일관성이 보장됩니다.</text:p>
            </text:list-item>
            <text:list-item>
              <text:p text:style-name="P25">작업이 성공하면 <text:span text:style-name="Source_20_Text">ResponseEntity.ok()</text:span>를 통해 클라이언트에 성공 응답을 반환합니다.</text:p>
            </text:list-item>
          </text:list>
        </text:list-item>
        <text:list-item>
          <text:p text:style-name="P15"><text:span text:style-name="Strong_20_Emphasis">클라이언트 측:</text:span></text:p>
          <text:list>
            <text:list-item>
              <text:p text:style-name="P15">서버로부터의 응답을 받아 성공 메시지를 표시하고, 필요한 경우 다른 페이지로 이동합니다.</text:p>
            </text:list-item>
          </text:list>
        </text:list-item>
      </text:list>
      <text:h text:style-name="Heading_20_3" text:outline-level="3">결론</text:h>
      <text:p text:style-name="Text_20_body">위와 같은 흐름을 통해 클라이언트와 서버 간에 JSON 데이터를 주고받으며, 사용자 입력을 처리하고 데이터베이스에 저장할 수 있습니다. 중요한 점은 클라이언트 측에서 JSON 형식으로 데이터를 전송하고, 서버 측에서 이를 올바르게 매핑하여 처리하는 것입니다. 또한, 데이터베이스 작업 시 트랜잭션 관리가 필수적이며, 이를 통해 데이터의 일관성과 무결성을 유지할 수 있습니다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바탕1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굴림" style:font-size-asian="10pt" style:font-name-complex="Courier New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바탕1" style:font-size-asian="12pt" style:font-weight-asian="bold" style:font-name-complex="Arial1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굴림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10T20:42:47.87</meta:creation-date>
    <meta:document-statistic meta:table-count="0" meta:image-count="0" meta:object-count="0" meta:page-count="8" meta:paragraph-count="234" meta:word-count="2942" meta:character-count="8686"/>
    <dc:date>2024-09-10T20:43:39.01</dc:date>
    <meta:editing-duration>PT51S</meta:editing-duration>
    <meta:editing-cycles>1</meta:editing-cycles>
    <meta:generator>OpenOffice/4.1.15$Win32 OpenOffice.org_project/4115m2$Build-9813</meta:generator>
  </office:meta>
</office:document-meta>
</file>